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8CABC2AB7E9F0C229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 SemiBold1" svg:font-family="'Open Sans SemiBold'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 SemiBold" svg:font-family="'Open Sans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Khmer UI" svg:font-family="'Khmer UI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1.221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0.451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000000" svg:stroke-opacity="100%" draw:fill="gradient" draw:fill-gradient-name="a79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79cm" svg:stroke-color="#000000" svg:stroke-opacity="100%" draw:fill="gradient" draw:fill-gradient-name="a79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79cm" svg:stroke-color="#000000" svg:stroke-opacity="100%" draw:fill="gradient" draw:fill-gradient-name="a798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79cm" svg:stroke-color="#000000" svg:stroke-opacity="100%" draw:fill="gradient" draw:fill-gradient-name="a802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gradient" draw:fill-gradient-name="a790"/>
      <style:paragraph-properties style:writing-mode="lr-tb" style:font-independent-line-spacing="true"/>
    </style:style>
    <style:style style:name="P5" style:family="paragraph">
      <loext:graphic-properties draw:fill="gradient" draw:fill-gradient-name="a794"/>
      <style:paragraph-properties style:writing-mode="lr-tb" style:font-independent-line-spacing="true"/>
    </style:style>
    <style:style style:name="P6" style:family="paragraph">
      <loext:graphic-properties draw:fill="gradient" draw:fill-gradient-name="a798"/>
      <style:paragraph-properties style:writing-mode="lr-tb" style:font-independent-line-spacing="true"/>
    </style:style>
    <style:style style:name="P7" style:family="paragraph">
      <loext:graphic-properties draw:fill="gradient" draw:fill-gradient-name="a802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SemiBold1" fo:font-size="10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name-complex="Open Sans SemiBold1" style:font-size-complex="10.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Khmer U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Khmer UI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Image 3" draw:style-name="gr1" draw:text-style-name="P1" draw:layer="layout" svg:width="25.4cm" svg:height="19.05cm" svg:x="0.052cm" svg:y="0.043cm">
          <draw:image xlink:href="Pictures/1000000000000BB8000008CABC2AB7E9F0C229BF.jpg" xlink:type="simple" xlink:show="embed" xlink:actuate="onLoad">
            <text:p/>
          </draw:image>
        </draw:frame>
        <draw:frame draw:name="ZoneTexte 4" draw:style-name="gr2" draw:text-style-name="P3" draw:layer="layout" svg:width="12.434cm" svg:height="1.475cm" svg:x="0cm" svg:y="18.388cm">
          <draw:text-box>
            <text:p text:style-name="P2"><text:span text:style-name="T1">MODÈLE DE DOCUMENT • <text:s/>PARANGONNAGE</text:span></text:p>
            <text:p text:style-name="P2"><text:span text:style-name="T2"> </text:span></text:p>
          </draw:text-box>
        </draw:frame>
        <draw:frame draw:name="ZoneTexte 5" draw:style-name="gr3" draw:text-style-name="P3" draw:layer="layout" svg:width="12.434cm" svg:height="0.705cm" svg:x="12.966cm" svg:y="18.388cm">
          <draw:text-box>
            <text:p text:style-name="P2"><text:span text:style-name="T1">APIE</text:span></text:p>
          </draw:text-box>
        </draw:frame>
        <draw:custom-shape draw:name="Rectangle 6" draw:style-name="gr4" draw:text-style-name="P4" draw:layer="layout" svg:width="22.321cm" svg:height="8.14cm" svg:x="0.885cm" svg:y="1.655cm">
          <text:p/>
          <draw:enhanced-geometry svg:viewBox="0 0 21600 21600" draw:type="non-primitive" draw:enhanced-path="M 0 0 L 21600 0 21600 21600 0 21600 Z N"/>
        </draw:custom-shape>
        <draw:custom-shape draw:name="Rectangle 7" draw:style-name="gr5" draw:text-style-name="P5" draw:layer="layout" svg:width="22.321cm" svg:height="8.14cm" svg:x="0.885cm" svg:y="9.794cm">
          <text:p/>
          <draw:enhanced-geometry svg:viewBox="0 0 21600 21600" draw:type="non-primitive" draw:enhanced-path="M 0 0 L 21600 0 21600 21600 0 21600 Z N"/>
        </draw:custom-shape>
        <draw:custom-shape draw:name="Rectangle 1" draw:style-name="gr6" draw:text-style-name="P6" draw:layer="layout" svg:width="11.161cm" svg:height="8.14cm" svg:x="12.046cm" svg:y="1.655cm">
          <text:p/>
          <draw:enhanced-geometry svg:viewBox="0 0 21600 21600" draw:type="non-primitive" draw:enhanced-path="M 0 0 L 21600 0 21600 21600 0 21600 Z N"/>
        </draw:custom-shape>
        <draw:custom-shape draw:name="Rectangle 9" draw:style-name="gr7" draw:text-style-name="P7" draw:layer="layout" svg:width="11.161cm" svg:height="8.14cm" svg:x="12.046cm" svg:y="9.794cm">
          <text:p/>
          <draw:enhanced-geometry svg:viewBox="0 0 21600 21600" draw:type="non-primitive" draw:enhanced-path="M 0 0 L 21600 0 21600 21600 0 21600 Z N"/>
        </draw:custom-shape>
        <draw:frame draw:name="ZoneTexte 2" draw:style-name="gr8" draw:text-style-name="P3" draw:layer="layout" svg:width="3.618cm" svg:height="2.287cm" svg:x="0.885cm" svg:y="1.655cm">
          <draw:text-box>
            <text:p text:style-name="P8"><text:span text:style-name="T3">FORCES</text:span></text:p>
          </draw:text-box>
        </draw:frame>
        <draw:frame draw:name="ZoneTexte 10" draw:style-name="gr8" draw:text-style-name="P3" draw:layer="layout" svg:width="5.58cm" svg:height="2.287cm" svg:x="17.626cm" svg:y="1.655cm">
          <draw:text-box>
            <text:p text:style-name="P9"><text:span text:style-name="T3">FAIBLESSES</text:span></text:p>
          </draw:text-box>
        </draw:frame>
        <draw:frame draw:name="ZoneTexte 11" draw:style-name="gr8" draw:text-style-name="P3" draw:layer="layout" svg:width="5.58cm" svg:height="1.282cm" svg:x="17.626cm" svg:y="16.652cm">
          <draw:text-box>
            <text:p text:style-name="P9"><text:span text:style-name="T3">MENACES</text:span></text:p>
          </draw:text-box>
        </draw:frame>
        <draw:frame draw:name="ZoneTexte 12" draw:style-name="gr8" draw:text-style-name="P3" draw:layer="layout" svg:width="7.966cm" svg:height="1.282cm" svg:x="0.885cm" svg:y="16.652cm">
          <draw:text-box>
            <text:p text:style-name="P8"><text:span text:style-name="T3">OPPORTUNITES</text:span></text:p>
          </draw:text-box>
        </draw:frame>
        <draw:frame draw:name="ZoneTexte 13" draw:style-name="gr8" draw:text-style-name="P3" draw:layer="layout" svg:width="10.814cm" svg:height="2.287cm" svg:x="0.346cm" svg:y="0.043cm">
          <draw:text-box>
            <text:p text:style-name="P8"><text:span text:style-name="T3">GRILLE ANALYSE SWOT</text:span></text:p>
          </draw:text-box>
        </draw:frame>
        <draw:custom-shape draw:name="Rectangle 14" draw:style-name="gr9" draw:text-style-name="P10" draw:layer="layout" svg:width="8.236cm" svg:height="0.798cm" svg:x="12.18cm" svg:y="0.528cm">
          <text:p text:style-name="P8"><text:span text:style-name="T2">Projet : 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10" draw:layer="layout" svg:width="12.7cm" svg:height="9.525cm" svg:x="3.175cm" svg:y="1.905cm" draw:page-number="1" presentation:class="page"/>
          <draw:frame draw:name="Espace réservé des commentaires 2" presentation:style-name="pr1" draw:text-style-name="P11" draw:layer="layout" svg:width="15.24cm" svg:height="11.43cm" svg:x="1.905cm" svg:y="12.065cm" presentation:class="notes" presentation:placeholder="true">
            <draw:text-box/>
          </draw:frame>
          <draw:frame draw:name="Espace réservé du numéro de diapositive 3" draw:style-name="gr11" draw:text-style-name="P3" draw:layer="layout" svg:width="8.255cm" svg:height="1.27cm" svg:x="10.791cm" svg:y="24.126cm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 SemiBold1" svg:font-family="'Open Sans SemiBold'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 SemiBold" svg:font-family="'Open Sans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Khmer UI" svg:font-family="'Khmer UI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790" draw:style="linear" draw:start-color="#bcbcbc" draw:end-color="#d0d0d0" draw:start-intensity="100%" draw:end-intensity="100%" draw:angle="1800" draw:border="0%"/>
    <draw:gradient draw:name="a794" draw:style="linear" draw:start-color="#bcbcbc" draw:end-color="#d0d0d0" draw:start-intensity="100%" draw:end-intensity="100%" draw:angle="1800" draw:border="0%"/>
    <draw:gradient draw:name="a798" draw:style="linear" draw:start-color="#bcbcbc" draw:end-color="#d0d0d0" draw:start-intensity="100%" draw:end-intensity="100%" draw:angle="1800" draw:border="0%"/>
    <draw:gradient draw:name="a802" draw:style="linear" draw:start-color="#bcbcbc" draw:end-color="#d0d0d0" draw:start-intensity="100%" draw:end-intensity="100%" draw:angle="1800" draw:border="0%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-têt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En-têt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-têt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-tête-de-section-outline1" style:family="presentation">
      <style:graphic-properties draw:stroke="none" draw:fill="none" draw:auto-grow-height="false" draw:fit-to-size="shrink-to-fit">
        <text:list-style style:name="Master1-Layout3-secHead-En-têt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-tête-de-section-outline2" style:family="presentation" style:parent-style-name="Master1-Layout3-secHead-En-têt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En-tête-de-section-outline3" style:family="presentation" style:parent-style-name="Master1-Layout3-secHead-En-têt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En-tête-de-section-outline4" style:family="presentation" style:parent-style-name="Master1-Layout3-secHead-En-têt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En-tête-de-section-outline5" style:family="presentation" style:parent-style-name="Master1-Layout3-secHead-En-têt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En-tête-de-section-outline6" style:family="presentation" style:parent-style-name="Master1-Layout3-secHead-En-têt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En-tête-de-section-outline7" style:family="presentation" style:parent-style-name="Master1-Layout3-secHead-En-têt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En-tête-de-section-outline8" style:family="presentation" style:parent-style-name="Master1-Layout3-secHead-En-têt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En-tête-de-section-outline9" style:family="presentation" style:parent-style-name="Master1-Layout3-secHead-En-têt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En-tête-de-section-subtitle" style:family="presentation">
      <style:graphic-properties draw:stroke="none" draw:fill="none" draw:textarea-vertical-align="middle">
        <text:list-style style:name="Master1-Layout3-secHead-En-têt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-tête-de-section-title" style:family="presentation">
      <style:graphic-properties draw:stroke="none" draw:fill="none" draw:textarea-vertical-align="middle">
        <text:list-style style:name="Master1-Layout3-secHead-En-têt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-têt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En-têt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En-têt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En-têt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En-têt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-têt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-têt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1">Cliquez et modifiez le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Thème-Office-title" draw:layer="backgroundobjects" svg:width="12.7cm" svg:height="9.525cm" svg:x="3.175cm" svg:y="1.905cm" presentation:class="page"/>
        <draw:frame draw:name="Espace réservé des commentaires 4" presentation:style-name="Mpr6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6" draw:layer="backgroundobjects" svg:width="21.59cm" svg:height="4.083cm" svg:x="1.905cm" svg:y="5.918cm" presentation:class="title">
        <draw:text-box>
          <text:p text:style-name="MP5"><text:span text:style-name="MT1">Cliquez et modifiez le titre</text:span></text:p>
        </draw:text-box>
      </draw:frame>
      <draw:frame draw:name="Sous-titre 2" presentation:style-name="Mpr9" draw:text-style-name="MP6" draw:layer="backgroundobjects" svg:width="17.78cm" svg:height="4.868cm" svg:x="3.81cm" svg:y="10.795cm" presentation:class="subtitle">
        <draw:text-box>
          <text:p text:style-name="MP18"><text:span text:style-name="MT8">Cliquez pour modifier le style des sous-titres du masque</text:span></text:p>
        </draw:text-box>
      </draw:frame>
      <draw:frame draw:name="Espace réservé de la date 3" presentation:style-name="Mpr1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4" presentation:style-name="Mpr1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2.7cm" svg:height="9.525cm" svg:x="3.175cm" svg:y="1.905cm" presentation:class="page"/>
        <draw:frame draw:name="Espace réservé des commentaires 4" presentation:style-name="Mpr13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6" draw:layer="backgroundobjects" svg:width="22.86cm" svg:height="3.175cm" svg:x="1.27cm" svg:y="0.763cm" presentation:class="title">
        <draw:text-box>
          <text:p text:style-name="MP5"><text:span text:style-name="MT1">Cliquez et modifiez le titre</text:span></text:p>
        </draw:text-box>
      </draw:frame>
      <draw:frame draw:name="Espace réservé du contenu 2" presentation:style-name="Mpr16" draw:text-style-name="MP6" draw:layer="backgroundobjects" svg:width="22.86cm" svg:height="12.572cm" svg:x="1.27cm" svg:y="4.445cm" presentation:class="title">
        <draw:text-box>
          <text:list text:style-name="ML7">
            <text:list-item>
              <text:p text:style-name="MP7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4" presentation:style-name="Mpr1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2.7cm" svg:height="9.525cm" svg:x="3.175cm" svg:y="1.905cm" presentation:class="page"/>
        <draw:frame draw:name="Espace réservé des commentaires 4" presentation:style-name="Mpr20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3-secHead-En-tête-de-section" style:page-layout-name="PM1" draw:style-name="Mdp1">
      <draw:frame draw:name="Titre 1" presentation:style-name="Mpr22" draw:text-style-name="MP6" draw:layer="backgroundobjects" svg:width="21.59cm" svg:height="3.784cm" svg:x="2.006cm" svg:y="12.241cm" presentation:class="title">
        <draw:text-box>
          <text:p text:style-name="MP12"><text:span text:style-name="MT9">Cliquez et modifiez le titre</text:span></text:p>
        </draw:text-box>
      </draw:frame>
      <draw:frame draw:name="Espace réservé du texte 2" presentation:style-name="Mpr23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19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4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4" presentation:style-name="Mpr2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4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3-secHead-En-tête-de-section-title" draw:layer="backgroundobjects" svg:width="12.7cm" svg:height="9.525cm" svg:x="3.175cm" svg:y="1.905cm" presentation:class="page"/>
        <draw:frame draw:name="Espace réservé des commentaires 4" presentation:style-name="Mpr27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6" draw:layer="backgroundobjects" svg:width="22.86cm" svg:height="3.175cm" svg:x="1.27cm" svg:y="0.763cm" presentation:class="title">
        <draw:text-box>
          <text:p text:style-name="MP5"><text:span text:style-name="MT1">Cliquez et modifiez le titre</text:span></text:p>
        </draw:text-box>
      </draw:frame>
      <draw:frame draw:name="Espace réservé du contenu 2" presentation:style-name="Mpr30" draw:text-style-name="MP6" draw:layer="backgroundobjects" svg:width="11.218cm" svg:height="12.572cm" svg:x="1.27cm" svg:y="4.445cm" presentation:class="title">
        <draw:text-box>
          <text:list text:style-name="ML7">
            <text:list-item>
              <text:p text:style-name="MP20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30" draw:text-style-name="MP6" draw:layer="backgroundobjects" svg:width="11.218cm" svg:height="12.572cm" svg:x="12.912cm" svg:y="4.445cm" presentation:class="title">
        <draw:text-box>
          <text:list text:style-name="ML7">
            <text:list-item>
              <text:p text:style-name="MP20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31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5" presentation:style-name="Mpr3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31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2.7cm" svg:height="9.525cm" svg:x="3.175cm" svg:y="1.905cm" presentation:class="page"/>
        <draw:frame draw:name="Espace réservé des commentaires 4" presentation:style-name="Mpr34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6" draw:layer="backgroundobjects" svg:width="22.86cm" svg:height="3.175cm" svg:x="1.27cm" svg:y="0.763cm" presentation:class="title">
        <draw:text-box>
          <text:p text:style-name="MP5"><text:span text:style-name="MT1">Cliquez et modifiez le titre</text:span></text:p>
        </draw:text-box>
      </draw:frame>
      <draw:frame draw:name="Espace réservé du texte 2" presentation:style-name="Mpr37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21"><text:span text:style-name="MT12">Cliquez pour modifier les styles du texte du masque</text:span></text:p>
            </text:list-item>
          </text:list>
        </draw:text-box>
      </draw:frame>
      <draw:frame draw:name="Espace réservé du contenu 3" presentation:style-name="Mpr38" draw:text-style-name="MP6" draw:layer="backgroundobjects" svg:width="11.223cm" svg:height="10.976cm" svg:x="1.27cm" svg:y="6.041cm" presentation:class="title">
        <draw:text-box>
          <text:list text:style-name="ML7">
            <text:list-item>
              <text:p text:style-name="MP22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7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21"><text:span text:style-name="MT12">Cliquez pour modifier les styles du texte du masque</text:span></text:p>
            </text:list-item>
          </text:list>
        </draw:text-box>
      </draw:frame>
      <draw:frame draw:name="Espace réservé du contenu 5" presentation:style-name="Mpr38" draw:text-style-name="MP6" draw:layer="backgroundobjects" svg:width="11.227cm" svg:height="10.976cm" svg:x="12.903cm" svg:y="6.041cm" presentation:class="title">
        <draw:text-box>
          <text:list text:style-name="ML7">
            <text:list-item>
              <text:p text:style-name="MP22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7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2.7cm" svg:height="9.525cm" svg:x="3.175cm" svg:y="1.905cm" presentation:class="page"/>
        <draw:frame draw:name="Espace réservé des commentaires 4" presentation:style-name="Mpr42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6" draw:layer="backgroundobjects" svg:width="22.86cm" svg:height="3.175cm" svg:x="1.27cm" svg:y="0.763cm" presentation:class="title">
        <draw:text-box>
          <text:p text:style-name="MP5"><text:span text:style-name="MT1">Cliquez et modifiez le titre</text:span></text:p>
        </draw:text-box>
      </draw:frame>
      <draw:frame draw:name="Espace réservé de la date 2" presentation:style-name="Mpr45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3" presentation:style-name="Mpr4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45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2.7cm" svg:height="9.525cm" svg:x="3.175cm" svg:y="1.905cm" presentation:class="page"/>
        <draw:frame draw:name="Espace réservé des commentaires 4" presentation:style-name="Mpr48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2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7-blank-Vide-title" draw:layer="backgroundobjects" svg:width="12.7cm" svg:height="9.525cm" svg:x="3.175cm" svg:y="1.905cm" presentation:class="page"/>
        <draw:frame draw:name="Espace réservé des commentaires 4" presentation:style-name="Mpr53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6" draw:layer="backgroundobjects" svg:width="8.356cm" svg:height="3.228cm" svg:x="1.27cm" svg:y="0.758cm" presentation:class="title">
        <draw:text-box>
          <text:p text:style-name="MP12"><text:span text:style-name="MT14">Cliquez et modifiez le titre</text:span></text:p>
        </draw:text-box>
      </draw:frame>
      <draw:frame draw:name="Espace réservé du contenu 2" presentation:style-name="Mpr56" draw:text-style-name="MP6" draw:layer="backgroundobjects" svg:width="14.199cm" svg:height="16.259cm" svg:x="9.931cm" svg:y="0.758cm" presentation:class="title">
        <draw:text-box>
          <text:list text:style-name="ML7">
            <text:list-item>
              <text:p text:style-name="MP7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57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23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58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5" presentation:style-name="Mpr59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8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2.7cm" svg:height="9.525cm" svg:x="3.175cm" svg:y="1.905cm" presentation:class="page"/>
        <draw:frame draw:name="Espace réservé des commentaires 4" presentation:style-name="Mpr61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6" draw:layer="backgroundobjects" svg:width="15.24cm" svg:height="1.574cm" svg:x="4.979cm" svg:y="13.335cm" presentation:class="title">
        <draw:text-box>
          <text:p text:style-name="MP12"><text:span text:style-name="MT14">Cliquez et modifiez le titre</text:span></text:p>
        </draw:text-box>
      </draw:frame>
      <draw:frame draw:name="Espace réservé pour une image  2" presentation:style-name="Mpr64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65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23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66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5" presentation:style-name="Mpr67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66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2.7cm" svg:height="9.525cm" svg:x="3.175cm" svg:y="1.905cm" presentation:class="page"/>
        <draw:frame draw:name="Espace réservé des commentaires 4" presentation:style-name="Mpr69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6" draw:layer="backgroundobjects" svg:width="22.86cm" svg:height="3.175cm" svg:x="1.27cm" svg:y="0.763cm" presentation:class="title">
        <draw:text-box>
          <text:p text:style-name="MP5"><text:span text:style-name="MT1">Cliquez et modifiez le titre</text:span></text:p>
        </draw:text-box>
      </draw:frame>
      <draw:frame draw:name="Espace réservé du texte vertical 2" presentation:style-name="Mpr72" draw:text-style-name="MP24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4" presentation:style-name="Mpr7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7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2.7cm" svg:height="9.525cm" svg:x="3.175cm" svg:y="1.905cm" presentation:class="page"/>
        <draw:frame draw:name="Espace réservé des commentaires 4" presentation:style-name="Mpr76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24" draw:layer="backgroundobjects" svg:width="5.715cm" svg:height="16.254cm" svg:x="18.415cm" svg:y="0.763cm" presentation:class="title">
        <draw:text-box>
          <text:p text:style-name="MP5"><text:span text:style-name="MT1">Cliquez et modifiez le titre</text:span></text:p>
        </draw:text-box>
      </draw:frame>
      <draw:frame draw:name="Espace réservé du texte vertical 2" presentation:style-name="Mpr79" draw:text-style-name="MP24" draw:layer="backgroundobjects" svg:width="16.722cm" svg:height="16.254cm" svg:x="1.27cm" svg:y="0.763cm" presentation:class="outline">
        <draw:text-box>
          <text:list text:style-name="ML3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7-07-27">27/07/2017</text:date></text:span></text:p>
        </draw:text-box>
      </draw:frame>
      <draw:frame draw:name="Espace réservé du pied de page 4" presentation:style-name="Mpr8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8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7-07-27">27/07/2017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2.7cm" svg:height="9.525cm" svg:x="3.175cm" svg:y="1.905cm" presentation:class="page"/>
        <draw:frame draw:name="Espace réservé des commentaires 4" presentation:style-name="Mpr83" draw:text-style-name="MP6" draw:layer="backgroundobjects" svg:width="15.24cm" svg:height="11.43cm" svg:x="1.905cm" svg:y="12.065cm" presentation:class="notes">
          <draw:text-box>
            <text:p text:style-name="MP12"><text:span text:style-name="MT7">Modifiez les styles du texte du masque</text:span></text:p>
            <text:list text:style-name="ML5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title>Présentation PowerPoint</dc:title>
    <meta:initial-creator>Elodie  Durand</meta:initial-creator>
    <meta:creation-date>2017-07-25T15:26:17Z</meta:creation-date>
    <dc:date>2017-07-27T22:02:41.232665260</dc:date>
    <meta:editing-cycles>9</meta:editing-cycles>
    <meta:editing-duration>PT28M3S</meta:editing-duration>
    <meta:document-statistic meta:object-count="162"/>
  </office:meta>
</office:document-meta>
</file>